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babbcc" style:font-name="Droid Sans Mono" fo:font-size="10.5pt" fo:font-weight="normal" fo:background-color="#222336"/>
    </style:style>
    <style:style style:name="P2" style:family="paragraph" style:parent-style-name="Standard">
      <style:paragraph-properties style:line-height-at-least="0.198in"/>
      <style:text-properties fo:color="#608b4e" style:font-name="Droid Sans Mono" fo:font-size="10.5pt" fo:font-weight="normal" fo:background-color="#222336"/>
    </style:style>
    <style:style style:name="P3" style:family="paragraph" style:parent-style-name="Standard">
      <style:paragraph-properties style:line-height-at-least="0.198in"/>
      <style:text-properties fo:color="#dcdcdc" style:font-name="Droid Sans Mono" fo:font-size="10.5pt" fo:font-weight="normal" fo:background-color="#222336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569cd6"/>
    </style:style>
    <style:style style:name="T2" style:family="text">
      <style:text-properties fo:color="#dcdcdc"/>
    </style:style>
    <style:style style:name="T3" style:family="text">
      <style:text-properties fo:color="#b5cea8"/>
    </style:style>
    <style:style style:name="T4" style:family="text">
      <style:text-properties fo:color="#32ba89"/>
    </style:style>
    <style:style style:name="T5" style:family="text">
      <style:text-properties fo:color="#f38abb"/>
    </style:style>
    <style:style style:name="T6" style:family="text">
      <style:text-properties fo:color="#007aa6"/>
    </style:style>
    <style:style style:name="T7" style:family="text">
      <style:text-properties fo:color="#608b4e"/>
    </style:style>
    <style:style style:name="T8" style:family="text">
      <style:text-properties fo:color="#ce9178"/>
    </style:style>
    <style:style style:name="T9" style:family="text">
      <style:text-properties fo:color="#219451"/>
    </style:style>
    <style:style style:name="T10" style:family="text">
      <style:text-properties fo:color="#086cb5"/>
    </style:style>
    <style:style style:name="T11" style:family="text">
      <style:text-properties fo:color="#9e7e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SPDX-License-Identifier: MIT</text:p>
      <text:p text:style-name="P1"><text:span text:style-name="T1">pragma</text:span> <text:span text:style-name="T1">solidity</text:span> <text:span text:style-name="T2">^</text:span><text:span text:style-name="T3">0.8.0</text:span><text:span text:style-name="T2">;</text:span></text:p>
      <text:p text:style-name="P4"/>
      <text:p text:style-name="P1"><text:span text:style-name="T1">contract</text:span> Lottery <text:span text:style-name="T2">{</text:span></text:p>
      <text:p text:style-name="P1"><text:span text:style-name="T1">address</text:span> <text:span text:style-name="T4">public</text:span> manager<text:span text:style-name="T2">;</text:span></text:p>
      <text:p text:style-name="P1"><text:span text:style-name="T1">address</text:span><text:span text:style-name="T2">[]</text:span> <text:span text:style-name="T4">public</text:span> players<text:span text:style-name="T2">;</text:span></text:p>
      <text:p text:style-name="P4"/>
      <text:p text:style-name="P1"><text:span text:style-name="T5">constructor</text:span><text:span text:style-name="T2">()</text:span> <text:span text:style-name="T2">{</text:span></text:p>
      <text:p text:style-name="P1">manager <text:span text:style-name="T2">=</text:span> <text:span text:style-name="T6">msg</text:span><text:span text:style-name="T2">.</text:span>sender<text:span text:style-name="T2">;</text:span> <text:span text:style-name="T7">// Address that deploys the contract is the manager</text:span></text:p>
      <text:p text:style-name="P3">}</text:p>
      <text:p text:style-name="P4"/>
      <text:p text:style-name="P1"><text:span text:style-name="T1">function</text:span> enter<text:span text:style-name="T2">()</text:span> <text:span text:style-name="T4">public</text:span> <text:span text:style-name="T4">payable</text:span> <text:span text:style-name="T2">{</text:span></text:p>
      <text:p text:style-name="P1"><text:span text:style-name="T6">require</text:span><text:span text:style-name="T2">(</text:span><text:span text:style-name="T6">msg</text:span><text:span text:style-name="T2">.</text:span>value <text:span text:style-name="T2">&gt;</text:span> <text:span text:style-name="T3">.01</text:span> ether<text:span text:style-name="T2">,</text:span> <text:span text:style-name="T8">"Minimum entry is 0.01 ETH"</text:span><text:span text:style-name="T2">);</text:span></text:p>
      <text:p text:style-name="P1">players<text:span text:style-name="T2">.</text:span>push<text:span text:style-name="T2">(</text:span><text:span text:style-name="T6">msg</text:span><text:span text:style-name="T2">.</text:span>sender<text:span text:style-name="T2">);</text:span> <text:span text:style-name="T7">// Add the sender's address to the players' array</text:span></text:p>
      <text:p text:style-name="P3">}</text:p>
      <text:p text:style-name="P4"/>
      <text:p text:style-name="P1"><text:span text:style-name="T1">function</text:span> random<text:span text:style-name="T2">()</text:span> <text:span text:style-name="T4">private</text:span> <text:span text:style-name="T4">view</text:span> <text:span text:style-name="T9">returns</text:span> <text:span text:style-name="T2">(</text:span><text:span text:style-name="T1">uint</text:span><text:span text:style-name="T2">)</text:span> <text:span text:style-name="T2">{</text:span></text:p>
      <text:p text:style-name="P1"><text:span text:style-name="T9">return</text:span> <text:span text:style-name="T1">uint</text:span><text:span text:style-name="T2">(</text:span><text:span text:style-name="T6">keccak256</text:span><text:span text:style-name="T2">(</text:span><text:span text:style-name="T6">abi</text:span><text:span text:style-name="T2">.</text:span>encodePacked<text:span text:style-name="T2">(</text:span><text:span text:style-name="T6">block</text:span><text:span text:style-name="T2">.</text:span>timestamp<text:span text:style-name="T2">,</text:span> players<text:span text:style-name="T2">)));</text:span></text:p>
      <text:p text:style-name="P3">}</text:p>
      <text:p text:style-name="P4"/>
      <text:p text:style-name="P1"><text:span text:style-name="T1">function</text:span> pickWinner<text:span text:style-name="T2">()</text:span> <text:span text:style-name="T4">public</text:span> restricted <text:span text:style-name="T2">{</text:span></text:p>
      <text:p text:style-name="P1"><text:span text:style-name="T6">require</text:span><text:span text:style-name="T2">(</text:span>players<text:span text:style-name="T2">.</text:span>length <text:span text:style-name="T2">&gt;</text:span> <text:span text:style-name="T3">0</text:span><text:span text:style-name="T2">,</text:span> <text:span text:style-name="T8">"No players in the lottery"</text:span><text:span text:style-name="T2">);</text:span></text:p>
      <text:p text:style-name="P1"><text:span text:style-name="T1">uint</text:span> index <text:span text:style-name="T2">=</text:span> random<text:span text:style-name="T2">()</text:span> <text:span text:style-name="T2">%</text:span> players<text:span text:style-name="T2">.</text:span>length<text:span text:style-name="T2">;</text:span> <text:span text:style-name="T7">// Select random winner</text:span></text:p>
      <text:p text:style-name="P1"><text:span text:style-name="T1">address</text:span> winner <text:span text:style-name="T2">=</text:span> players<text:span text:style-name="T2">[</text:span>index<text:span text:style-name="T2">];</text:span> <text:span text:style-name="T7">// Get the winner's address</text:span></text:p>
      <text:p text:style-name="P1"><text:span text:style-name="T4">payable</text:span><text:span text:style-name="T2">(</text:span>winner<text:span text:style-name="T2">).</text:span>transfer<text:span text:style-name="T2">(</text:span><text:span text:style-name="T1">address</text:span><text:span text:style-name="T2">(</text:span><text:span text:style-name="T10">this</text:span><text:span text:style-name="T2">).</text:span>balance<text:span text:style-name="T2">);</text:span> <text:span text:style-name="T7">// Transfer the entire balance to the winner</text:span></text:p>
      <text:p text:style-name="P4"/>
      <text:p text:style-name="P2">// Reset the players array for the next lottery</text:p>
      <text:p text:style-name="P1">players <text:span text:style-name="T2">=</text:span> <text:span text:style-name="T1">new</text:span> <text:span text:style-name="T1">address</text:span><text:span text:style-name="T2">[](</text:span><text:span text:style-name="T3">0</text:span><text:span text:style-name="T2">);</text:span></text:p>
      <text:p text:style-name="P3">}</text:p>
      <text:p text:style-name="P4"/>
      <text:p text:style-name="P1"><text:span text:style-name="T1">modifier</text:span> restricted<text:span text:style-name="T2">()</text:span> <text:span text:style-name="T2">{</text:span></text:p>
      <text:p text:style-name="P1"><text:span text:style-name="T6">require</text:span><text:span text:style-name="T2">(</text:span><text:span text:style-name="T6">msg</text:span><text:span text:style-name="T2">.</text:span>sender <text:span text:style-name="T2">==</text:span> manager<text:span text:style-name="T2">,</text:span> <text:span text:style-name="T8">"Only the manager can call this function"</text:span><text:span text:style-name="T2">);</text:span></text:p>
      <text:p text:style-name="P1">_<text:span text:style-name="T2">;</text:span></text:p>
      <text:p text:style-name="P3">}</text:p>
      <text:p text:style-name="P4"/>
      <text:p text:style-name="P1"><text:span text:style-name="T1">function</text:span> getPlayers<text:span text:style-name="T2">()</text:span> <text:span text:style-name="T4">public</text:span> <text:span text:style-name="T4">view</text:span> <text:span text:style-name="T9">returns</text:span> <text:span text:style-name="T2">(</text:span><text:span text:style-name="T1">address</text:span><text:span text:style-name="T2">[]</text:span> <text:span text:style-name="T11">memory</text:span><text:span text:style-name="T2">)</text:span> <text:span text:style-name="T2">{</text:span></text:p>
      <text:p text:style-name="P1"><text:span text:style-name="T9">return</text:span> players<text:span text:style-name="T2">;</text:span></text:p>
      <text:p text:style-name="P3">}</text:p>
      <text:p text:style-name="P3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7T04:17:05.923201873</meta:creation-date>
    <dc:date>2025-04-27T04:19:33.925662227</dc:date>
    <meta:editing-duration>PT2M30S</meta:editing-duration>
    <meta:editing-cycles>1</meta:editing-cycles>
    <meta:document-statistic meta:table-count="0" meta:image-count="0" meta:object-count="0" meta:page-count="1" meta:paragraph-count="31" meta:word-count="148" meta:character-count="1061" meta:non-whitespace-character-count="944"/>
    <meta:generator>LibreOffice/6.4.7.2$Linux_X86_64 LibreOffice_project/40$Build-2</meta:generator>
  </office:meta>
</office:document-meta>
</file>